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7" svg:font-family="'Segoe UI'"/>
    <style:font-face style:name="Segoe UI4" svg:font-family="'Segoe UI'" style:font-adornments="Regular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line-height="150%"/>
    </style:style>
    <style:style style:name="P3" style:family="paragraph"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size="26pt" style:font-size-asian="36pt" style:font-size-complex="36pt"/>
    </style:style>
    <style:style style:name="P6" style:family="paragraph">
      <style:text-properties style:font-name="Segoe UI5" fo:font-size="22pt" style:font-size-asian="28pt" style:font-size-complex="28pt"/>
    </style:style>
    <style:style style:name="P7" style:family="paragraph">
      <style:text-properties fo:font-size="24pt" style:font-size-asian="32pt" style:font-size-complex="32pt"/>
    </style:style>
    <style:style style:name="P8" style:family="paragraph">
      <style:text-properties fo:font-size="32pt" style:font-size-asian="44pt" style:font-size-complex="44pt"/>
    </style:style>
    <style:style style:name="P9" style:family="paragraph">
      <style:text-properties fo:font-size="22pt" style:font-size-asian="28pt" style:font-size-complex="28pt"/>
    </style:style>
    <style:style style:name="P10" style:family="paragraph">
      <style:text-properties style:font-name="Segoe UI5" fo:font-size="32pt" style:font-size-asian="44pt" style:font-size-complex="44pt"/>
    </style:style>
    <style:style style:name="P11" style:family="paragraph">
      <style:text-properties fo:font-size="20pt" style:font-size-asian="26pt" style:font-size-complex="2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40pt" style:font-size-complex="40pt"/>
    </style:style>
    <style:style style:name="T3" style:family="text">
      <style:text-properties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4" style:family="text">
      <style:text-properties fo:font-size="28pt" fo:font-style="italic" style:font-size-asian="40pt" style:font-style-asian="italic" style:font-size-complex="40pt" style:font-style-complex="italic"/>
    </style:style>
    <style:style style:name="T5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6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7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8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9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position="33% 58%" fo:font-style="normal" style:font-style-asian="normal" style:font-style-complex="normal"/>
    </style:style>
    <style:style style:name="T12" style:family="text">
      <style:text-properties fo:font-size="26pt" style:font-size-asian="36pt" style:font-size-complex="36pt"/>
    </style:style>
    <style:style style:name="T13" style:family="text">
      <style:text-properties fo:font-size="26pt" fo:font-style="italic" style:font-size-asian="36pt" style:font-style-asian="italic" style:font-size-complex="36pt" style:font-style-complex="italic"/>
    </style:style>
    <style:style style:name="T14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15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16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7" style:family="text">
      <style:text-properties style:text-position="33% 58%" style:font-name="Calibri2" fo:font-style="normal" style:font-name-asian="Calibri3" style:font-style-asian="normal" style:font-name-complex="Calibri3" style:font-style-complex="normal"/>
    </style:style>
    <style:style style:name="T18" style:family="text">
      <style:text-properties style:font-name="Calibri2" fo:font-style="normal" style:text-underline-style="solid" style:text-underline-width="auto" style:text-underline-color="font-color" style:font-name-asian="Calibri3" style:font-style-asian="normal" style:font-name-complex="Calibri3" style:font-style-complex="normal"/>
    </style:style>
    <style:style style:name="T19" style:family="text">
      <style:text-properties style:font-name="Segoe UI5" fo:font-size="22pt" style:font-size-asian="28pt" style:font-size-complex="28pt"/>
    </style:style>
    <style:style style:name="T20" style:family="text">
      <style:text-properties style:font-name="Segoe UI5" fo:font-size="22pt" fo:font-style="italic" style:font-size-asian="28pt" style:font-style-asian="italic" style:font-size-complex="28pt" style:font-style-complex="italic"/>
    </style:style>
    <style:style style:name="T21" style:family="text">
      <style:text-properties style:font-name="Segoe UI5" fo:font-size="22pt" fo:font-style="italic" style:font-name-asian="Segoe UI4" style:font-size-asian="28pt" style:font-style-asian="italic" style:font-name-complex="Segoe UI4" style:font-size-complex="28pt" style:font-style-complex="italic"/>
    </style:style>
    <style:style style:name="T22" style:family="text">
      <style:text-properties style:text-position="-33% 58%" style:font-name="Segoe UI5" fo:font-size="22pt" style:font-size-asian="28pt" style:font-size-complex="28pt"/>
    </style:style>
    <style:style style:name="T23" style:family="text">
      <style:text-properties style:text-position="-33% 58%"/>
    </style:style>
    <style:style style:name="T24" style:family="text">
      <style:text-properties style:text-position="-33% 58%" style:font-name="Calibri3" fo:font-weight="normal" style:font-name-asian="Calibri3" style:font-weight-asian="normal" style:font-name-complex="Calibri3" style:font-weight-complex="normal"/>
    </style:style>
    <style:style style:name="T25" style:family="text">
      <style:text-properties style:font-name="Calibri3" style:font-name-asian="Calibri3" style:font-name-complex="Calibri3"/>
    </style:style>
    <style:style style:name="T26" style:family="text">
      <style:text-properties style:text-position="-33% 58%" style:font-name="Calibri3" style:font-name-asian="Calibri3" style:font-name-complex="Calibri3"/>
    </style:style>
    <style:style style:name="T27" style:family="text">
      <style:text-properties style:font-name="Calibri2" style:font-name-asian="Calibri3" style:font-name-complex="Calibri3"/>
    </style:style>
    <style:style style:name="T28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29" style:family="text">
      <style:text-properties fo:font-size="24pt" style:font-size-asian="32pt" style:font-size-complex="32pt"/>
    </style:style>
    <style:style style:name="T30" style:family="text">
      <style:text-properties fo:font-size="32pt" style:font-size-asian="44pt" style:font-size-complex="44pt"/>
    </style:style>
    <style:style style:name="T31" style:family="text">
      <style:text-properties fo:font-size="32pt" fo:font-style="italic" style:font-size-asian="44pt" style:font-style-asian="italic" style:font-size-complex="44pt" style:font-style-complex="italic"/>
    </style:style>
    <style:style style:name="T32" style:family="text">
      <style:text-properties fo:font-size="22pt" style:font-size-asian="28pt" style:font-size-complex="28pt"/>
    </style:style>
    <style:style style:name="T33" style:family="text">
      <style:text-properties style:font-name="Segoe UI4" fo:font-size="22pt" fo:font-style="italic" style:font-name-asian="Segoe UI4" style:font-size-asian="28pt" style:font-style-asian="italic" style:font-name-complex="Segoe UI4" style:font-size-complex="28pt" style:font-style-complex="italic"/>
    </style:style>
    <style:style style:name="T34" style:family="text">
      <style:text-properties fo:font-size="22pt" fo:font-style="italic" style:font-size-asian="28pt" style:font-style-asian="italic" style:font-size-complex="28pt" style:font-style-complex="italic"/>
    </style:style>
    <style:style style:name="T35" style:family="text">
      <style:text-properties style:text-position="33% 58%" fo:font-size="22pt" style:font-size-asian="28pt" style:font-size-complex="28pt"/>
    </style:style>
    <style:style style:name="T36" style:family="text">
      <style:text-properties style:text-position="-33% 58%" fo:font-size="22pt" style:font-size-asian="28pt" style:font-size-complex="28pt"/>
    </style:style>
    <style:style style:name="T37" style:family="text">
      <style:text-properties fo:font-size="22pt" fo:font-style="normal" style:font-size-asian="28pt" style:font-style-asian="normal" style:font-size-complex="28pt" style:font-style-complex="normal"/>
    </style:style>
    <style:style style:name="T38" style:family="text">
      <style:text-properties style:text-position="33% 58%" style:font-name="Segoe UI4" fo:font-style="normal" style:font-name-asian="Segoe UI4" style:font-style-asian="normal" style:font-name-complex="Segoe UI4" style:font-style-complex="normal"/>
    </style:style>
    <style:style style:name="T39" style:family="text">
      <style:text-properties style:text-position="-33% 58%" style:font-name="Segoe UI4" style:font-name-asian="Segoe UI4" style:font-name-complex="Segoe UI4"/>
    </style:style>
    <style:style style:name="T40" style:family="text">
      <style:text-properties style:font-name="Segoe UI4" style:font-name-asian="Segoe UI4" style:font-name-complex="Segoe UI4"/>
    </style:style>
    <style:style style:name="T41" style:family="text">
      <style:text-properties style:font-name="Segoe UI5" fo:font-size="32pt" style:font-size-asian="44pt" style:font-size-complex="44pt"/>
    </style:style>
    <style:style style:name="T42" style:family="text">
      <style:text-properties style:font-name="Segoe UI5" fo:font-size="32pt" fo:font-style="italic" style:font-size-asian="44pt" style:font-style-asian="italic" style:font-size-complex="44pt" style:font-style-complex="italic"/>
    </style:style>
    <style:style style:name="T43" style:family="text">
      <style:text-properties style:font-name="Segoe UI5" fo:font-size="32pt" fo:font-style="italic" style:font-name-asian="Segoe UI4" style:font-size-asian="44pt" style:font-style-asian="italic" style:font-name-complex="Segoe UI4" style:font-size-complex="44pt" style:font-style-complex="italic"/>
    </style:style>
    <style:style style:name="T44" style:family="text">
      <style:text-properties style:text-position="33% 58%" style:font-name="Segoe UI5" fo:font-size="32pt" style:font-size-asian="44pt" style:font-size-complex="44pt"/>
    </style:style>
    <style:style style:name="T45" style:family="text">
      <style:text-properties fo:font-size="20pt" style:font-size-asian="26pt" style:font-size-complex="26pt"/>
    </style:style>
    <style:style style:name="T46" style:family="text">
      <style:text-properties fo:font-size="20pt" fo:font-style="italic" style:font-size-asian="26pt" style:font-style-asian="italic" style:font-size-complex="26pt" style:font-style-complex="italic"/>
    </style:style>
    <style:style style:name="T47" style:family="text">
      <style:text-properties fo:font-size="24pt" fo:font-style="italic" style:font-size-asian="32pt" style:font-style-asian="italic" style:font-size-complex="32pt" style:font-style-complex="italic"/>
    </style:style>
    <style:style style:name="T48" style:family="text">
      <style:text-properties style:text-position="33% 58%" fo:font-size="24pt" style:font-size-asian="32pt" style:font-size-complex="32pt"/>
    </style:style>
    <style:style style:name="T49" style:family="text">
      <style:text-properties style:text-position="33% 58%" fo:font-size="28pt" style:font-size-asian="40pt" style:font-size-complex="40pt"/>
    </style:style>
    <style:style style:name="T50" style:family="text">
      <style:text-properties style:text-position="33% 58%"/>
    </style:style>
    <style:style style:name="T51" style:family="text">
      <style:text-properties style:font-name="Segoe UI4" fo:font-size="32pt" fo:font-style="italic" style:font-name-asian="Segoe UI4" style:font-size-asian="44pt" style:font-style-asian="italic" style:font-name-complex="Segoe UI4" style:font-size-complex="44pt" style:font-style-complex="italic"/>
    </style:style>
    <style:style style:name="T52" style:family="text">
      <style:text-properties style:text-position="-33% 58%" fo:font-size="32pt" style:font-size-asian="44pt" style:font-size-complex="44pt"/>
    </style:style>
    <style:style style:name="T53" style:family="text">
      <style:text-properties style:text-position="-33% 58%" style:font-name="Segoe UI5" fo:font-size="22pt" fo:font-style="italic" style:font-size-asian="28pt" style:font-style-asian="italic" style:font-size-complex="28pt" style:font-style-complex="italic"/>
    </style:style>
    <style:style style:name="T54" style:family="text">
      <style:text-properties style:text-position="-33% 58%" style:font-name="Segoe UI5" fo:font-size="32pt" fo:font-style="italic" style:font-size-asian="44pt" style:font-style-asian="italic" style:font-size-complex="44pt" style:font-style-complex="italic"/>
    </style:style>
    <style:style style:name="T55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empfiehlt sich ein Separationsansatz für die Wellenfunktion <text:span text:style-name="T1">ψ</text:span>(<text:span text:style-name="T1">q</text:span>, <text:span text:style-name="T1">t</text:span>)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man physikalische Abläufe im dreidimensionalen Raum mit effektiv eindimensionalen Bewegungsgleichungen beschreiben möchte.</text:p>
            <text:p>Dies ist möglich beispielsweise bei konservativen Systemen (in welchen die klassische Hamilton-Funktion nicht explizit zeitabhängig ist)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repräsentiert <text:span text:style-name="T1">ψ</text:span>(<text:span text:style-name="T1">q</text:span>, <text:span text:style-name="T1">t</text:span>) einen stationären Zusta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eine triviale Zeitabhängigkeit der Eigenzustände des Hamilton-Operators gegeben ist.</text:p>
            <text:p>Die Wahrscheinlichkeit, dass ein zur Zeit <text:span text:style-name="T1">t</text:span>' präparierter Zustand zur Zeit <text:span text:style-name="T1">t</text:span> &gt; <text:span text:style-name="T1">t</text:span>' noch existiert, ist in dem Fall konstant gleich 1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 text:style-name="P1"><text:span text:style-name="T2">Wie lässt sich die zeitabhängige Schrödingergleichung mit dem Separationsansatz kompakt schreib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<text:tab/><text:tab/><text:tab/><text:tab/><text:tab/><text:tab/><text:tab/><text:tab/><text:tab/><text:tab/></text:p>
            <text:p text:style-name="P2">erhält man<text:tab/><text:tab/><text:tab/><text:tab/><text:tab/><text:tab/><text:tab/><text:tab/><text:tab/><text:tab/><text:tab/></text:p>
          </draw:text-box>
        </draw:frame>
        <draw:frame draw:style-name="gr2" draw:text-style-name="P3" draw:layer="layout" svg:width="8.617cm" svg:height="3.412cm" svg:x="9.691cm" svg:y="9.093cm">
          <text:p/>
          <draw:object xlink:href="../Kompakte%20Schreibweise%20der%20zeitabhängigen%20Schrödingergleichung%20über%20Separationsansatz%20der%20Wellenfunktion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2">Welche allgemeinen Bedingungen müssen </text:span><text:span text:style-name="T3">φ</text:span><text:span text:style-name="T2">(</text:span><text:span text:style-name="T4">q</text:span><text:span text:style-name="T2">) und </text:span><text:span text:style-name="T3">φ</text:span><text:span text:style-name="T2">'(</text:span><text:span text:style-name="T4">q</text:span><text:span text:style-name="T2">) erfüllen? Begründen Sie diese Forderungen.</text:span></text:p>
          </draw:text-box>
        </draw:frame>
        <draw:frame presentation:style-name="pr2" draw:text-style-name="P4" draw:layer="layout" svg:width="25.199cm" svg:height="12.18cm" svg:x="1.4cm" svg:y="4.914cm" presentation:class="subtitle">
          <draw:text-box>
            <text:p text:style-name="P4"><text:span text:style-name="T5">φ</text:span><text:span text:style-name="T6">(</text:span><text:span text:style-name="T7">q</text:span><text:span text:style-name="T6">) muß überall endlich sein: dies folgt aus der statistischen Interpretation der Wellenfunktion mit </text:span><text:span text:style-name="T5">φ</text:span><text:span text:style-name="T8">2</text:span><text:span text:style-name="T6">(</text:span><text:span text:style-name="T5">q</text:span><text:span text:style-name="T6">) </text:span><text:span text:style-name="T6">als Wahrscheinlichkeitsdichte.</text:span></text:p>
            <text:p text:style-name="P4"><text:span text:style-name="T5"/></text:p>
            <text:p text:style-name="P4"><text:span text:style-name="T5">φ</text:span><text:span text:style-name="T6">(</text:span><text:span text:style-name="T7">q</text:span><text:span text:style-name="T6">) und </text:span><text:span text:style-name="T5">φ</text:span><text:span text:style-name="T6">'(</text:span><text:span text:style-name="T7">q</text:span><text:span text:style-name="T6">) muß überall endlich sein: dies folgt aus der Forderung, dass </text:span><text:span text:style-name="T5">V</text:span><text:span text:style-name="T6">(</text:span><text:span text:style-name="T5">q</text:span><text:span text:style-name="T6">) stetig ist oder höchstens endliche Diskontinuitäten aufweist. Die zweite Ableitung </text:span><text:span text:style-name="T5">φ</text:span><text:span text:style-name="T6">''(</text:span><text:span text:style-name="T9">q</text:span><text:span text:style-name="T6">) = -</text:span><text:span text:style-name="T5">k</text:span><text:span text:style-name="T8">2</text:span><text:span text:style-name="T6">(</text:span><text:span text:style-name="T5">q</text:span><text:span text:style-name="T6">)</text:span><text:span text:style-name="T5">φ</text:span><text:span text:style-name="T6">(</text:span><text:span text:style-name="T9">q</text:span><text:span text:style-name="T6">) wird damit integrierbar und </text:span></text:p>
            <text:p text:style-name="P4"><text:span text:style-name="T5">φ</text:span><text:span text:style-name="T6">'(</text:span><text:span text:style-name="T9">q</text:span><text:span text:style-name="T6">) ist demzufolge stetig (mit Ausnahmen bei unendlichen Sprüngen von </text:span><text:span text:style-name="T5">V</text:span><text:span text:style-name="T6">(</text:span><text:span text:style-name="T5">q</text:span><text:span text:style-name="T6">)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ist das <text:span text:style-name="T1">klassisch erlaubte</text:span> Gebiet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die potentielle Energie kleiner ist als die Gesamtenergie:</text:p>
            <text:p><text:span text:style-name="T1">V</text:span>(<text:span text:style-name="T1">q</text:span>) &lt; <text:span text:style-name="T1">E</text:span><text:span text:style-name="T10"> <text:s/>⇐⇒ <text:s/></text:span><text:span text:style-name="T1">k</text:span><text:span text:style-name="T11">2</text:span><text:span text:style-name="T10">(</text:span><text:span text:style-name="T1">q</text:span><text:span text:style-name="T10">) &gt; 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12">Was können Sie ganz allgemein über das Verhalten der Wellenfunktion in dem </text:span><text:span text:style-name="T13">klassisch erlaubten</text:span><text:span text:style-name="T12"> Gebiet aussag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weist ein oszillatorisches Verhalten auf.</text:p>
            <text:p/>
            <text:p>Nulldurchgänge stellen für <text:span text:style-name="T5">φ</text:span><text:span text:style-name="T6">(</text:span><text:span text:style-name="T9">q</text:span><text:span text:style-name="T6">) Wendepunkte dar (</text:span><text:span text:style-name="T5">φ</text:span><text:span text:style-name="T6">'' = 0), </text:span><text:span text:style-name="T5">φ</text:span><text:span text:style-name="T6"> ist im Bereich </text:span><text:span text:style-name="T5">φ</text:span><text:span text:style-name="T6"> &gt; 0 als Funktion von </text:span><text:span text:style-name="T5">q</text:span><text:span text:style-name="T6"> konkav, im Bereich </text:span><text:span text:style-name="T5">φ</text:span><text:span text:style-name="T6"> &lt; 0 dagegen konvex, somit auf jeden Fall stets zur q-Achse </text:span><text:span text:style-name="T5">hingekrümmt</text:span><text:span text:style-name="T6">.</text:span></text:p>
            <text:p><text:span text:style-name="T6"/></text:p>
            <text:p><text:span text:style-name="T6">Für </text:span><text:span text:style-name="T5">V</text:span><text:span text:style-name="T6">(</text:span><text:span text:style-name="T5">q</text:span><text:span text:style-name="T6">) = </text:span><text:span text:style-name="T5">V</text:span><text:span text:style-name="T14">a</text:span><text:span text:style-name="T6"> = const lautet die allgemeine Lösung der zeitabhängigen Schrödingergleichung:</text:span></text:p>
          </draw:text-box>
        </draw:frame>
        <draw:frame draw:style-name="gr2" draw:text-style-name="P3" draw:layer="layout" svg:width="10.666cm" svg:height="4.918cm" svg:x="8.666cm" svg:y="15.54cm">
          <text:p/>
          <draw:object xlink:href="../Oszillatorisches%20Verhalten%20im%20klassisch%20erlaubten%20Gebiet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klassische <text:span text:style-name="T1">Umkehrpunkte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die potentielle Energie der Gesamtenergie entspricht:</text:p>
            <text:p><text:span text:style-name="T1">V</text:span>(<text:span text:style-name="T1">q</text:span><text:span text:style-name="T11">*</text:span>) = <text:span text:style-name="T1">E</text:span><text:span text:style-name="T10"> <text:s/>⇐⇒ <text:s/></text:span><text:span text:style-name="T1">k</text:span><text:span text:style-name="T11">2</text:span><text:span text:style-name="T10">(</text:span><text:span text:style-name="T1">q</text:span><text:span text:style-name="T11">*</text:span><text:span text:style-name="T10">) = 0</text:span></text:p>
            <text:p><text:span text:style-name="T10"/></text:p>
            <text:p><text:span text:style-name="T10">An diesen Stellen hat wegen </text:span><text:span text:style-name="T5">φ</text:span><text:span text:style-name="T15">''(</text:span><text:span text:style-name="T16">q</text:span><text:span text:style-name="T17">*</text:span><text:span text:style-name="T15">) = 0 die Funktion </text:span><text:span text:style-name="T5">φ</text:span><text:span text:style-name="T15"> einen Wendepunk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ält sich die Wellenfunktion im <text:span text:style-name="T1">klassisch verbotenen</text:span> Gebiet?</text:p>
          </draw:text-box>
        </draw:frame>
        <draw:frame presentation:style-name="pr2" draw:layer="layout" svg:width="25.199cm" svg:height="14.827cm" svg:x="1.4cm" svg:y="5.292cm" presentation:class="subtitle" presentation:user-transformed="true">
          <draw:text-box>
            <text:p><text:span text:style-name="T1">V</text:span>(<text:span text:style-name="T1">q</text:span>) &gt; <text:span text:style-name="T1">E</text:span><text:span text:style-name="T10"> <text:s/>⇐⇒ <text:s/></text:span><text:span text:style-name="T1">k</text:span><text:span text:style-name="T11">2</text:span><text:span text:style-name="T10">(</text:span><text:span text:style-name="T1">q</text:span><text:span text:style-name="T10">) &lt; 0</text:span></text:p>
            <text:p><text:span text:style-name="T10">Hier haben </text:span><text:span text:style-name="T5">φ</text:span><text:span text:style-name="T15"> und </text:span><text:span text:style-name="T5">φ</text:span><text:span text:style-name="T15">'' gleiches Vorzeichen. Sie sind stets von der </text:span><text:span text:style-name="T16">q</text:span><text:span text:style-name="T15">-Achse </text:span><text:span text:style-name="T16">weggekrümmt</text:span><text:span text:style-name="T15">.</text:span></text:p>
            <text:p><text:span text:style-name="T15"/></text:p>
            <text:p><text:span text:style-name="T18">Die Wellenfunktion klingt asymptotisch ab:</text:span></text:p>
            <text:p><text:span text:style-name="T15"/></text:p>
            <text:p><text:span text:style-name="T6">Für </text:span><text:span text:style-name="T5">V</text:span><text:span text:style-name="T6">(</text:span><text:span text:style-name="T5">q</text:span><text:span text:style-name="T6">) </text:span><text:span text:style-name="T6">≡</text:span><text:span text:style-name="T6"> </text:span><text:span text:style-name="T5">V</text:span><text:span text:style-name="T14">c</text:span><text:span text:style-name="T6"> = const lautet die formale Lösung der zeitabhängigen Schrödingergleichung: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Für </text:span><text:span text:style-name="T5">q</text:span><text:span text:style-name="T6"> </text:span><text:span text:style-name="T6">→</text:span><text:span text:style-name="T6"> </text:span><text:span text:style-name="T6">∞</text:span><text:span text:style-name="T6"> divergiert der erste Summand, wenn nicht </text:span><text:span text:style-name="T5">β</text:span><text:span text:style-name="T14">+</text:span><text:span text:style-name="T6"> = 0 gewählt wird. Deshalb klingt </text:span><text:span text:style-name="T5">φ</text:span><text:span text:style-name="T6"> für </text:span><text:span text:style-name="T5">q</text:span><text:span text:style-name="T6"> → ∞ exponentiell ab.</text:span></text:p>
          </draw:text-box>
        </draw:frame>
        <draw:frame draw:style-name="gr2" draw:text-style-name="P3" draw:layer="layout" svg:width="10.764cm" svg:height="3.843cm" svg:x="8.617cm" svg:y="13.978cm">
          <text:p/>
          <draw:object xlink:href="../Asymptotisches%20Verhalten%20im%20klassisch%20verbotenen%20Gebiet%20(kompakter)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Wronski‑Determinant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2.237cm" svg:height="2.727cm" svg:x="2.881cm" svg:y="9.136cm">
          <text:p/>
          <draw:object xlink:href="../Wronski-Determinante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6" draw:layer="layout" svg:width="25.199cm" svg:height="3.506cm" svg:x="1.4cm" svg:y="0.831cm" presentation:class="title" presentation:user-transformed="true">
          <draw:text-box>
            <text:p><text:span text:style-name="T19">Was kann über die Wronski-Determinante </text:span><text:span text:style-name="T20">W</text:span><text:span text:style-name="T19">(</text:span><text:span text:style-name="T21">φ</text:span><text:span text:style-name="T22">1</text:span><text:span text:style-name="T19">, </text:span><text:span text:style-name="T21">φ</text:span><text:span text:style-name="T22">2</text:span><text:span text:style-name="T19">; </text:span><text:span text:style-name="T20">q</text:span><text:span text:style-name="T19">) ausgesagt werden, wenn die Funktionen </text:span><text:span text:style-name="T21">φ</text:span><text:span text:style-name="T22">1</text:span><text:span text:style-name="T19">(</text:span><text:span text:style-name="T20">q</text:span><text:span text:style-name="T19">) und </text:span><text:span text:style-name="T21">φ</text:span><text:span text:style-name="T22">2</text:span><text:span text:style-name="T19">(</text:span><text:span text:style-name="T20">q</text:span><text:span text:style-name="T19">) zu demselben Eigenwert </text:span><text:span text:style-name="T20">E</text:span><text:span text:style-name="T19"> gehör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Wronski-Determinante ist <text:span text:style-name="T1">q</text:span>-unabhängig:</text:p>
            <text:p><text:span text:style-name="T1">E</text:span> = <text:span text:style-name="T1">E</text:span><text:span text:style-name="T23">1</text:span> = <text:span text:style-name="T1">E</text:span><text:span text:style-name="T23">2</text:span> : <text:tab/> W(<text:span text:style-name="T5">φ</text:span><text:span text:style-name="T24">1</text:span><text:span text:style-name="T25">,</text:span><text:span text:style-name="T5">φ</text:span><text:span text:style-name="T26">2</text:span><text:span text:style-name="T27">;</text:span><text:span text:style-name="T16">q</text:span><text:span text:style-name="T27">) = con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<text:span text:style-name="T1">gebundener</text:span> Zustand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und begründen Sie den Knoten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Unter welchen Bedingungen besitzt <text:span text:style-name="T1">H</text:span> ein diskretes Eigenwertspektru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wirkt der Paritätsoperator <text:span text:style-name="T1">Π</text:span> auf eine Wellenfunktion <text:span text:style-name="T28">φ</text:span>(<text:span text:style-name="T1">q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gerader (ungerader) Paritä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kommutiert der Hamilton- mit dem Paritätsopera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Skizzieren Sie die wichtigsten Schritte zum Auffinden der gebundenen Zustände im Potentialtopf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<text:span text:style-name="T1">transzendente</text:span> 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transzendenten Gleichungen legen das diskrete Energiespektrum des Potentialtopfes fes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7" draw:layer="layout" svg:width="25.199cm" svg:height="3.506cm" svg:x="1.4cm" svg:y="0.834cm" presentation:class="title" presentation:user-transformed="true">
          <draw:text-box>
            <text:p><text:span text:style-name="T29">Gibt es unabhängig von der Größe des Potentialtopfes immer einen symmetrischen und immer einen antisymmetrischen gebundenen Zustand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29">Welche Größe bestimmt die Zahl der diskreten Zustände im Potentialtopf? Ist diese bei endlichen Topfdimensionen immer endlich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2">Wie sind Transmissions- und Reflexionskoeffizienten </text:span><text:span text:style-name="T13">T</text:span><text:span text:style-name="T12"> und </text:span><text:span text:style-name="T13">R</text:span><text:span text:style-name="T12"> definiert? Welche physikalische Information vermitteln sie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Frage aufspalten?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8" draw:layer="layout" svg:width="25.199cm" svg:height="3.506cm" svg:x="1.4cm" svg:y="0.837cm" presentation:class="title">
          <draw:text-box>
            <text:p><text:span text:style-name="T30">Wie verhalten sich </text:span><text:span text:style-name="T31">T</text:span><text:span text:style-name="T30"> und </text:span><text:span text:style-name="T31">R</text:span><text:span text:style-name="T30"> qualitativ als Funktion der Energie </text:span><text:span text:style-name="T31">E</text:span><text:span text:style-name="T30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><text:span text:style-name="T2">Bei welchen Energien (</text:span><text:span text:style-name="T4">Resonanzen</text:span><text:span text:style-name="T2">) wird der Potentialtopf vollkommen durchlässig (</text:span><text:span text:style-name="T4">T</text:span><text:span text:style-name="T2"> = 1, </text:span><text:span text:style-name="T4">R</text:span><text:span text:style-name="T2"> = 0) 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ssen sich die <text:span text:style-name="T1">Resonanzen</text:span> anschaulich verste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text-style-name="P9" draw:layer="layout" svg:width="25.199cm" svg:height="3.506cm" svg:x="1.4cm" svg:y="0.836cm" presentation:class="title" presentation:user-transformed="true">
          <draw:text-box>
            <text:p><text:span text:style-name="T32">Wie sieht qualitativ die Aufenthaltswahrscheinlichkeitsdichte |</text:span><text:span text:style-name="T33">φ</text:span><text:span text:style-name="T32">(</text:span><text:span text:style-name="T34">q</text:span><text:span text:style-name="T32">)|</text:span><text:span text:style-name="T35">2</text:span><text:span text:style-name="T32"> eines mit dem Impuls <text:s text:c="2"/></text:span><text:span text:style-name="T34">k</text:span><text:span text:style-name="T36">0</text:span><text:span text:style-name="T37">/</text:span><text:span text:style-name="T34">m</text:span><text:span text:style-name="T32"> auf eine Potentialstufe </text:span><text:span text:style-name="T34">V</text:span><text:span text:style-name="T32">(</text:span><text:span text:style-name="T34">q</text:span><text:span text:style-name="T32">) = </text:span><text:span text:style-name="T34">V</text:span><text:span text:style-name="T36">0</text:span><text:span text:style-name="T32"> </text:span><text:span text:style-name="T34">Θ</text:span><text:span text:style-name="T32">(</text:span><text:span text:style-name="T34">q</text:span><text:span text:style-name="T32">) zulaufenden Teilchens aus? Unterscheiden Sie die Fälle </text:span><text:span text:style-name="T34">E</text:span><text:span text:style-name="T32"> &gt; </text:span><text:span text:style-name="T34">V</text:span><text:span text:style-name="T36">0</text:span><text:span text:style-name="T32"> und </text:span><text:span text:style-name="T34">E</text:span><text:span text:style-name="T32"> &lt; </text:span><text:span text:style-name="T34">V</text:span><text:span text:style-name="T36">0</text:span><text:span text:style-name="T32">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665cm" svg:height="0.847cm" svg:x="6.967cm" svg:y="2.076cm">
          <text:p/>
          <draw:object xlink:href="../hbar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9" draw:layer="layout" svg:width="25.199cm" svg:height="3.506cm" svg:x="1.4cm" svg:y="0.834cm" presentation:class="title" presentation:user-transformed="true">
          <draw:text-box>
            <text:p><text:span text:style-name="T32">Wie ändern sich Reflexions- und Transmissionskoeffizienten (</text:span><text:span text:style-name="T34">T</text:span><text:span text:style-name="T32"> und </text:span><text:span text:style-name="T34">R</text:span><text:span text:style-name="T32">), wenn man bei gleicher Teilchenenergie </text:span><text:span text:style-name="T34">E</text:span><text:span text:style-name="T32"> &gt; </text:span><text:span text:style-name="T34">V</text:span><text:span text:style-name="T36">0</text:span><text:span text:style-name="T32"> dieses statt von </text:span><text:span text:style-name="T34">q</text:span><text:span text:style-name="T32"> = −∞ nach </text:span><text:span text:style-name="T34">q</text:span><text:span text:style-name="T32"> = +∞ in umgekehrter Richtung laufen läß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Erhaltungssatz steht hinter der Relation <text:span text:style-name="T1">T</text:span> + <text:span text:style-name="T1">R</text:span> = 1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9" draw:layer="layout" svg:width="25.199cm" svg:height="3.506cm" svg:x="1.4cm" svg:y="0.835cm" presentation:class="title" presentation:user-transformed="true">
          <draw:text-box>
            <text:p><text:span text:style-name="T32">Wie kann man sich bei einer Teilchenenergie </text:span><text:span text:style-name="T34">E</text:span><text:span text:style-name="T32"> &gt; </text:span><text:span text:style-name="T34">V</text:span><text:span text:style-name="T36">0</text:span><text:span text:style-name="T32"> einen von Null verschiedenen Reflexionskoeffizienten </text:span><text:span text:style-name="T34">R</text:span><text:span text:style-name="T32"> an der Potentialstufe erklä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alten sich bei der Potentialstufe <text:span text:style-name="T1">T</text:span> und <text:span text:style-name="T1">R</text:span> für <text:span text:style-name="T1">E</text:span> &lt; <text:span text:style-name="T1">V</text:span><text:span text:style-name="T23">0</text:span>, <text:span text:style-name="T1">E</text:span> <text:span text:style-name="T38">&gt;</text:span><text:span text:style-name="T23">→</text:span><text:span text:style-name="T39">›</text:span> <text:span text:style-name="T1">V</text:span><text:span text:style-name="T23">0</text:span> und <text:span text:style-name="T1">E</text:span> <text:span text:style-name="T40">››</text:span> <text:span text:style-name="T1">V</text:span><text:span text:style-name="T23">0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9" draw:layer="layout" svg:width="25.199cm" svg:height="3.506cm" svg:x="1.4cm" svg:y="0.835cm" presentation:class="title" presentation:user-transformed="true">
          <draw:text-box>
            <text:p><text:span text:style-name="T32">Was kann bei einer unendlich hohen Potentialstufe (</text:span><text:span text:style-name="T34">V</text:span><text:span text:style-name="T36">0</text:span><text:span text:style-name="T32">→∞) über die Wellenfunktion </text:span><text:span text:style-name="T33">φ</text:span><text:span text:style-name="T32">(</text:span><text:span text:style-name="T34">q</text:span><text:span text:style-name="T32">) im klassisch verbotenen Gebiet (</text:span><text:span text:style-name="T34">q</text:span><text:span text:style-name="T32"> &gt; 0)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text-style-name="P1" draw:layer="layout" svg:width="25.199cm" svg:height="3.506cm" svg:x="1.4cm" svg:y="0.838cm" presentation:class="title" presentation:user-transformed="true">
          <draw:text-box>
            <text:p><text:span text:style-name="T2">Kennen Sie aus der klassischen Elektrodynamik eine dem quantenmechanischen Tunneln analoge Situatio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am Beispiel des rechteckigen Potentialwalls den Tunneleffek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ennen Sie einige bedeutende Konsequenzen des Tunneleffekt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7" draw:layer="layout" svg:width="25.199cm" svg:height="3.506cm" svg:x="1.4cm" svg:y="0.832cm" presentation:class="title" presentation:user-transformed="true">
          <draw:text-box>
            <text:p><text:span text:style-name="T29">Welche Größen bestimmen vornehmlich die Tunnelwahrscheinlichkeit durch den rechteckigen Potentialwall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text-style-name="P10" draw:layer="layout" svg:width="25.199cm" svg:height="3.506cm" svg:x="1.4cm" svg:y="0.837cm" presentation:class="title">
          <draw:text-box>
            <text:p><text:span text:style-name="T41">Wie sieht qualitativ die </text:span><text:span text:style-name="T42">q</text:span><text:span text:style-name="T41">-Abhängigkeit von |</text:span><text:span text:style-name="T43">φ</text:span><text:span text:style-name="T41">(</text:span><text:span text:style-name="T42">q</text:span><text:span text:style-name="T41">)|</text:span><text:span text:style-name="T44">2</text:span><text:span text:style-name="T41"> beim Potentialwall au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11" draw:layer="layout" svg:width="25.199cm" svg:height="3.506cm" svg:x="1.4cm" svg:y="0.827cm" presentation:class="title" presentation:user-transformed="true">
          <draw:text-box>
            <text:p><text:span text:style-name="T45">Mit welchem </text:span><text:span text:style-name="T46">Trick</text:span><text:span text:style-name="T45"> läßt sich die Tunnelwahrscheinlichkeit durch einen realistischen, kontinuierlichen Potentialberg mit den Ergebnissen zum einfacheren rechteckigen Potentialwall zumindest näherungsweise ausdrück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><text:span text:style-name="T12">Nach welcher Formel läßt sich die Tunnelwahrscheinlichkeit für einen kontinuierlichen Potentialberg berech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ßt sich qualitativ die <text:span text:style-name="T1">α</text:span>-Radioaktivität erklä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text-style-name="P7" draw:layer="layout" svg:width="25.199cm" svg:height="3.506cm" svg:x="1.4cm" svg:y="0.839cm" presentation:class="title" presentation:user-transformed="true">
          <draw:text-box>
            <text:p><text:span text:style-name="T29">Welcher Zusammenhang besteht zwischen der Lebensdauer eines </text:span><text:span text:style-name="T47">α</text:span><text:span text:style-name="T29">-radioaktiven Kerns und der Energie des emittierten </text:span><text:span text:style-name="T47">α</text:span><text:span text:style-name="T29">-Teilchen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ituation beschreibt das Kronig-Penney-Model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text-style-name="P7" draw:layer="layout" svg:width="25.199cm" svg:height="3.506cm" svg:x="1.4cm" svg:y="0.835cm" presentation:class="title" presentation:user-transformed="true">
          <draw:text-box>
            <text:p><text:span text:style-name="T29">Wie verhalten sich die Wellenfunktion und ihre erste Ableitung, wenn die potentielle Energie </text:span><text:span text:style-name="T47">V</text:span><text:span text:style-name="T29">(</text:span><text:span text:style-name="T47">q</text:span><text:span text:style-name="T29">) die Gestalt einer </text:span><text:span text:style-name="T47">δ</text:span><text:span text:style-name="T29">-Funktion ha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am Kronig-Penney-Modell das Bloch‑Theorem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text-style-name="P8" draw:layer="layout" svg:width="25.199cm" svg:height="4.51cm" svg:x="1.4cm" svg:y="0.334cm" presentation:class="title" presentation:user-transformed="true">
          <draw:text-box>
            <text:p><text:span text:style-name="T30">Was ist die Ursache für das Entstehen von Energiebändern und Energielücken in Festkörper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7" draw:layer="layout" svg:width="25.199cm" svg:height="3.506cm" svg:x="1.4cm" svg:y="0.834cm" presentation:class="title" presentation:user-transformed="true">
          <draw:text-box>
            <text:p><text:span text:style-name="T29">Wie hängen Position und Breite der Energiebänder im Kronig-Penney-Modell von der Wechselwirkungsstärke </text:span><text:span text:style-name="T47">D</text:span><text:span text:style-name="T29"> und dem Gitterabstand </text:span><text:span text:style-name="T47">a</text:span><text:span text:style-name="T29">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text-style-name="P7" draw:layer="layout" svg:width="25.199cm" svg:height="3.506cm" svg:x="1.4cm" svg:y="0.834cm" presentation:class="title" presentation:user-transformed="true">
          <draw:text-box>
            <text:p><text:span text:style-name="T29">Wie viele diskrete Niveaus bilden ein Energieband? Gibt es Niveaus, deren energetische Position unabhängig von der Potentialstärke </text:span><text:span text:style-name="T47">D</text:span><text:span text:style-name="T29"> i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kann man einen <text:span text:style-name="T1">Bandindex</text:span> <text:span text:style-name="T1">n</text:span> einfüh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<text:span text:style-name="T1">Bandstruktur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Hamilton-Operator des harmonischen Oszilla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muß dieser ein diskretes, nicht-entartetes Spektrum besitz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7" draw:layer="layout" svg:width="25.199cm" svg:height="3.506cm" svg:x="1.4cm" svg:y="0.833cm" presentation:class="title" presentation:user-transformed="true">
          <draw:text-box>
            <text:p><text:span text:style-name="T29">Sind der Erzeugungs- und der Vernichtungsoperator </text:span><text:span text:style-name="T47">a</text:span><text:span text:style-name="T29"> und </text:span><text:span text:style-name="T47">a</text:span><text:span text:style-name="T48">+</text:span><text:span text:style-name="T29"> vertauschbar? Wenn nicht, welche Kommutatorrelation erfüllen si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text-style-name="P1" draw:layer="layout" svg:width="25.199cm" svg:height="3.506cm" svg:x="1.4cm" svg:y="0.838cm" presentation:class="title" presentation:user-transformed="true">
          <draw:text-box>
            <text:p><text:span text:style-name="T2">Welche Zusammenhänge bestehen zwischen Ort </text:span><text:span text:style-name="T4">q</text:span><text:span text:style-name="T2">, Impuls </text:span><text:span text:style-name="T4">p</text:span><text:span text:style-name="T2"> des harmonischen Oszillators und </text:span><text:span text:style-name="T4">a</text:span><text:span text:style-name="T2">, </text:span><text:span text:style-name="T4">a</text:span><text:span text:style-name="T49">+</text:span><text:span text:style-name="T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12">Wie läßt sich der Hamilton-Operator des harmonischen Oszillators durch den Besetzungszahloperator ausdrück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hat <text:s text:c="4"/>= <text:span text:style-name="T1">a</text:span><text:span text:style-name="T50">+</text:span><text:span text:style-name="T1">a</text:span> reelle Eigenwert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cm" svg:height="1.55cm" svg:x="10.169cm" svg:y="1.883cm">
          <text:p/>
          <draw:object xlink:href="../hat%20n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önnen Sie über die Eigenwerte von aussa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99cm" svg:height="1.55cm" svg:x="10.169cm" svg:y="2.617cm">
          <text:p/>
          <draw:object xlink:href="../hat%20n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text-style-name="P7" draw:layer="layout" svg:width="25.199cm" svg:height="3.506cm" svg:x="1.4cm" svg:y="0.834cm" presentation:class="title" presentation:user-transformed="true">
          <draw:text-box>
            <text:p><text:span text:style-name="T29">Wie beweist man, daß mit |</text:span><text:span text:style-name="T47">n</text:span><text:span text:style-name="T29">&gt; auch </text:span><text:span text:style-name="T47">a</text:span><text:span text:style-name="T29">|</text:span><text:span text:style-name="T47">n</text:span><text:span text:style-name="T29">&gt; und </text:span><text:span text:style-name="T47">a</text:span><text:span text:style-name="T48">+</text:span><text:span text:style-name="T29">|</text:span><text:span text:style-name="T47">n</text:span><text:span text:style-name="T29">&gt; Eigenzustände zu <text:s text:c="3"/>sind? Zu welchen Eigenwerten gehören si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77cm" svg:height="1.2cm" svg:x="5.901cm" svg:y="2.581cm">
          <text:p/>
          <draw:object xlink:href="../hat%20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kleinste Eigenwert von <text:s text:c="2"/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96cm" svg:height="1.5cm" svg:x="21.837cm" svg:y="1.917cm">
          <text:p/>
          <draw:object xlink:href="../hat%20n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text-style-name="P8" draw:layer="layout" svg:width="25.199cm" svg:height="3.506cm" svg:x="1.4cm" svg:y="0.837cm" presentation:class="title">
          <draw:text-box>
            <text:p><text:span text:style-name="T30">Wie hängt der Eigenzustand |</text:span><text:span text:style-name="T31">n</text:span><text:span text:style-name="T30">&gt; mit dem </text:span><text:span text:style-name="T31">Vakuumzustand</text:span><text:span text:style-name="T30"> |0&gt; zusamm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Nullpunktsenergie des harmonischen Oszilla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Wie kann man anschaulich die Begriffe </text:span><text:span text:style-name="T4">Besetzungszahl</text:span><text:span text:style-name="T2">-, </text:span><text:span text:style-name="T4">Erzeugungs</text:span><text:span text:style-name="T2">- und </text:span><text:span text:style-name="T4">Vernichtungsoperator</text:span><text:span text:style-name="T2"> versteh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8" draw:layer="layout" svg:width="25.199cm" svg:height="3.506cm" svg:x="1.4cm" svg:y="0.837cm" presentation:class="title">
          <draw:text-box>
            <text:p><text:span text:style-name="T30">Geben Sie die Erwartungswerte von Ort und Impuls des Oszillators im Eigenzustand |</text:span><text:span text:style-name="T31">n</text:span><text:span text:style-name="T30">&gt; a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text-style-name="P8" draw:layer="layout" svg:width="25.199cm" svg:height="3.506cm" svg:x="1.4cm" svg:y="0.837cm" presentation:class="title">
          <draw:text-box>
            <text:p><text:span text:style-name="T30">Wie lautet das Unschärfeprodukt Δ</text:span><text:span text:style-name="T31">p</text:span><text:span text:style-name="T30"> Δ</text:span><text:span text:style-name="T31">q</text:span><text:span text:style-name="T30">, wenn sich der Oszillator im Zustand |</text:span><text:span text:style-name="T31">n</text:span><text:span text:style-name="T30">&gt; befinde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text-style-name="P8" draw:layer="layout" svg:width="25.199cm" svg:height="3.506cm" svg:x="1.4cm" svg:y="0.837cm" presentation:class="title">
          <draw:text-box>
            <text:p><text:span text:style-name="T30">Welche einfache Differentialgleichung muß die Grundzustandswellenfunktion </text:span><text:span text:style-name="T51">φ</text:span><text:span text:style-name="T52">0</text:span><text:span text:style-name="T30">(</text:span><text:span text:style-name="T31">x</text:span><text:span text:style-name="T30">) erfül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text-style-name="P6" draw:layer="layout" svg:width="25.199cm" svg:height="3.506cm" svg:x="1.4cm" svg:y="0.831cm" presentation:class="title" presentation:user-transformed="true">
          <draw:text-box>
            <text:p><text:span text:style-name="T19">Wie kann man über die Grundzustandswellenfunktion </text:span><text:span text:style-name="T21">φ</text:span><text:span text:style-name="T22">0</text:span><text:span text:style-name="T19">(</text:span><text:span text:style-name="T20">x</text:span><text:span text:style-name="T19">) die anderen Eigenfunktionen, </text:span><text:span text:style-name="T21">φ</text:span><text:span text:style-name="T53">n</text:span><text:span text:style-name="T19">(</text:span><text:span text:style-name="T20">x</text:span><text:span text:style-name="T19">), </text:span><text:span text:style-name="T20">n</text:span><text:span text:style-name="T19"> ≥ 1, des harmonischen Oszillators gewin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10" draw:layer="layout" svg:width="25.199cm" svg:height="3.506cm" svg:x="1.4cm" svg:y="0.838cm" presentation:class="title" presentation:user-transformed="true">
          <draw:text-box>
            <text:p><text:span text:style-name="T41">Was kann über die Parität der Eigenfunktionen </text:span><text:span text:style-name="T43">φ</text:span><text:span text:style-name="T54">n</text:span><text:span text:style-name="T41">(</text:span><text:span text:style-name="T42">x</text:span><text:span text:style-name="T41">)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ält sich qualitativ <text:span text:style-name="T28">φ</text:span><text:span text:style-name="T55">n</text:span>(<text:span text:style-name="T1">x</text:span>) im <text:span text:style-name="T1">klassisch erlaubten</text:span> (<text:span text:style-name="T1">verbotenen</text:span>) Gebi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text-style-name="P7" draw:layer="layout" svg:width="25.199cm" svg:height="3.506cm" svg:x="1.4cm" svg:y="0.833cm" presentation:class="title" presentation:user-transformed="true">
          <draw:text-box>
            <text:p><text:span text:style-name="T29">Skizzieren Sie die </text:span><text:span text:style-name="T47">Polynommethode</text:span><text:span text:style-name="T29">. Welche Eigenschaft der Wellenfunktion spielt bei der Wahl des Lösungsansatzes für die zeitunabhängige Schrödinger-Gleichung die entscheidende Roll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29">Durch welchen Lösungsansatz läßt sich das Problem des dreidimensionalen Oszillators auf das des linearen Oszillators zurückfüh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2">Was können Sie über den Entartungsgrad der Eigenwerte des isotropen, dreidimensionalen Oszillators aussag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7" svg:font-family="'Segoe UI'"/>
    <style:font-face style:name="Segoe UI4" svg:font-family="'Segoe UI'" style:font-adornments="Regular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8-08T17:50:16.364000000</dc:date>
    <meta:document-statistic meta:object-count="306"/>
  </office:meta>
</office:document-meta>
</file>